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1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79.02817745" calcext:value-type="float">
            <text:p>279,02817745</text:p>
          </table:table-cell>
          <table:table-cell office:value-type="float" office:value="276.5757125" calcext:value-type="float">
            <text:p>276,5757125</text:p>
          </table:table-cell>
          <table:table-cell office:value-type="float" office:value="281.41026375" calcext:value-type="float">
            <text:p>281,41026375</text:p>
          </table:table-cell>
          <table:table-cell office:value-type="float" office:value="282.9651723" calcext:value-type="float">
            <text:p>282,9651723</text:p>
          </table:table-cell>
          <table:table-cell office:value-type="float" office:value="284.16073735" calcext:value-type="float">
            <text:p>284,16073735</text:p>
          </table:table-cell>
          <table:table-cell office:value-type="float" office:value="283.79300105" calcext:value-type="float">
            <text:p>283,79300105</text:p>
          </table:table-cell>
          <table:table-cell office:value-type="float" office:value="281.7064361" calcext:value-type="float">
            <text:p>281,7064361</text:p>
          </table:table-cell>
          <table:table-cell office:value-type="float" office:value="280.16873625" calcext:value-type="float">
            <text:p>280,16873625</text:p>
          </table:table-cell>
          <table:table-cell office:value-type="float" office:value="286.74219285" calcext:value-type="float">
            <text:p>286,74219285</text:p>
          </table:table-cell>
          <table:table-cell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0.23495395" calcext:value-type="float">
            <text:p>220,23495395</text:p>
          </table:table-cell>
          <table:table-cell office:value-type="float" office:value="229.2630998" calcext:value-type="float">
            <text:p>229,2630998</text:p>
          </table:table-cell>
          <table:table-cell office:value-type="float" office:value="221.07338945" calcext:value-type="float">
            <text:p>221,07338945</text:p>
          </table:table-cell>
          <table:table-cell office:value-type="float" office:value="223.7696475" calcext:value-type="float">
            <text:p>223,7696475</text:p>
          </table:table-cell>
          <table:table-cell office:value-type="float" office:value="229.68879225" calcext:value-type="float">
            <text:p>229,68879225</text:p>
          </table:table-cell>
          <table:table-cell office:value-type="float" office:value="223.4355169" calcext:value-type="float">
            <text:p>223,4355169</text:p>
          </table:table-cell>
          <table:table-cell office:value-type="float" office:value="213.81976305" calcext:value-type="float">
            <text:p>213,81976305</text:p>
          </table:table-cell>
          <table:table-cell office:value-type="float" office:value="221.55000335" calcext:value-type="float">
            <text:p>221,55000335</text:p>
          </table:table-cell>
          <table:table-cell office:value-type="float" office:value="221.34849075" calcext:value-type="float">
            <text:p>221,34849075</text:p>
          </table:table-cell>
          <table:table-cell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5.53535595" calcext:value-type="float">
            <text:p>265,53535595</text:p>
          </table:table-cell>
          <table:table-cell office:value-type="float" office:value="269.6181121" calcext:value-type="float">
            <text:p>269,6181121</text:p>
          </table:table-cell>
          <table:table-cell office:value-type="float" office:value="259.42547455" calcext:value-type="float">
            <text:p>259,42547455</text:p>
          </table:table-cell>
          <table:table-cell office:value-type="float" office:value="265.16769125" calcext:value-type="float">
            <text:p>265,16769125</text:p>
          </table:table-cell>
          <table:table-cell office:value-type="float" office:value="258.9293032" calcext:value-type="float">
            <text:p>258,9293032</text:p>
          </table:table-cell>
          <table:table-cell office:value-type="float" office:value="253.39659555" calcext:value-type="float">
            <text:p>253,39659555</text:p>
          </table:table-cell>
          <table:table-cell office:value-type="float" office:value="264.70719375" calcext:value-type="float">
            <text:p>264,70719375</text:p>
          </table:table-cell>
          <table:table-cell office:value-type="float" office:value="267.4400941" calcext:value-type="float">
            <text:p>267,4400941</text:p>
          </table:table-cell>
          <table:table-cell office:value-type="float" office:value="265.42884435" calcext:value-type="float">
            <text:p>265,42884435</text:p>
          </table:table-cell>
          <table:table-cell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1.16626865" calcext:value-type="float">
            <text:p>191,16626865</text:p>
          </table:table-cell>
          <table:table-cell office:value-type="float" office:value="187.02320635" calcext:value-type="float">
            <text:p>187,02320635</text:p>
          </table:table-cell>
          <table:table-cell office:value-type="float" office:value="184.4863318" calcext:value-type="float">
            <text:p>184,4863318</text:p>
          </table:table-cell>
          <table:table-cell office:value-type="float" office:value="189.6030462" calcext:value-type="float">
            <text:p>189,6030462</text:p>
          </table:table-cell>
          <table:table-cell office:value-type="float" office:value="191.7768887" calcext:value-type="float">
            <text:p>191,7768887</text:p>
          </table:table-cell>
          <table:table-cell office:value-type="float" office:value="185.6423624" calcext:value-type="float">
            <text:p>185,6423624</text:p>
          </table:table-cell>
          <table:table-cell office:value-type="float" office:value="185.5962933" calcext:value-type="float">
            <text:p>185,5962933</text:p>
          </table:table-cell>
          <table:table-cell office:value-type="float" office:value="186.79399805" calcext:value-type="float">
            <text:p>186,79399805</text:p>
          </table:table-cell>
          <table:table-cell office:value-type="float" office:value="191.37127435" calcext:value-type="float">
            <text:p>191,37127435</text:p>
          </table:table-cell>
          <table:table-cell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6.32990315" calcext:value-type="float">
            <text:p>286,32990315</text:p>
          </table:table-cell>
          <table:table-cell office:value-type="float" office:value="288.4308571" calcext:value-type="float">
            <text:p>288,4308571</text:p>
          </table:table-cell>
          <table:table-cell office:value-type="float" office:value="288.6193959" calcext:value-type="float">
            <text:p>288,6193959</text:p>
          </table:table-cell>
          <table:table-cell office:value-type="float" office:value="288.61580585" calcext:value-type="float">
            <text:p>288,61580585</text:p>
          </table:table-cell>
          <table:table-cell office:value-type="float" office:value="292.5238371" calcext:value-type="float">
            <text:p>292,5238371</text:p>
          </table:table-cell>
          <table:table-cell office:value-type="float" office:value="295.7460384" calcext:value-type="float">
            <text:p>295,7460384</text:p>
          </table:table-cell>
          <table:table-cell office:value-type="float" office:value="289.3993557" calcext:value-type="float">
            <text:p>289,3993557</text:p>
          </table:table-cell>
          <table:table-cell office:value-type="float" office:value="294.7118787" calcext:value-type="float">
            <text:p>294,7118787</text:p>
          </table:table-cell>
          <table:table-cell office:value-type="float" office:value="289.84033885" calcext:value-type="float">
            <text:p>289,84033885</text:p>
          </table:table-cell>
          <table:table-cell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4.763573" calcext:value-type="float">
            <text:p>244,763573</text:p>
          </table:table-cell>
          <table:table-cell office:value-type="float" office:value="242.47380225" calcext:value-type="float">
            <text:p>242,47380225</text:p>
          </table:table-cell>
          <table:table-cell office:value-type="float" office:value="247.677491" calcext:value-type="float">
            <text:p>247,677491</text:p>
          </table:table-cell>
          <table:table-cell office:value-type="float" office:value="248.65638405" calcext:value-type="float">
            <text:p>248,65638405</text:p>
          </table:table-cell>
          <table:table-cell office:value-type="float" office:value="247.3507409" calcext:value-type="float">
            <text:p>247,3507409</text:p>
          </table:table-cell>
          <table:table-cell office:value-type="float" office:value="241.5628718" calcext:value-type="float">
            <text:p>241,5628718</text:p>
          </table:table-cell>
          <table:table-cell office:value-type="float" office:value="243.9383476" calcext:value-type="float">
            <text:p>243,9383476</text:p>
          </table:table-cell>
          <table:table-cell office:value-type="float" office:value="245.5865638" calcext:value-type="float">
            <text:p>245,5865638</text:p>
          </table:table-cell>
          <table:table-cell office:value-type="float" office:value="246.39895915" calcext:value-type="float">
            <text:p>246,39895915</text:p>
          </table:table-cell>
          <table:table-cell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0.195746" calcext:value-type="float">
            <text:p>60,195746</text:p>
          </table:table-cell>
          <table:table-cell office:value-type="float" office:value="66.89936255" calcext:value-type="float">
            <text:p>66,89936255</text:p>
          </table:table-cell>
          <table:table-cell office:value-type="float" office:value="63.6337376" calcext:value-type="float">
            <text:p>63,6337376</text:p>
          </table:table-cell>
          <table:table-cell office:value-type="float" office:value="63.4361227" calcext:value-type="float">
            <text:p>63,4361227</text:p>
          </table:table-cell>
          <table:table-cell office:value-type="float" office:value="59.27474335" calcext:value-type="float">
            <text:p>59,27474335</text:p>
          </table:table-cell>
          <table:table-cell office:value-type="float" office:value="61.9021182" calcext:value-type="float">
            <text:p>61,9021182</text:p>
          </table:table-cell>
          <table:table-cell office:value-type="float" office:value="64.48588915" calcext:value-type="float">
            <text:p>64,48588915</text:p>
          </table:table-cell>
          <table:table-cell office:value-type="float" office:value="66.1042831" calcext:value-type="float">
            <text:p>66,1042831</text:p>
          </table:table-cell>
          <table:table-cell office:value-type="float" office:value="63.1333768" calcext:value-type="float">
            <text:p>63,1333768</text:p>
          </table:table-cell>
          <table:table-cell/>
        </table:table-row>
        <table:table-row table:style-name="ro1">
          <table:table-cell/>
          <table:table-cell table:style-name="ce2" table:formula="of:=SUM([.B14:.B21])" office:value-type="float" office:value="403.5864492" calcext:value-type="float">
            <text:p>403,5864492</text:p>
          </table:table-cell>
          <table:table-cell table:style-name="ce2" table:formula="of:=SUM([.C14:.C21])" office:value-type="float" office:value="387.0603816" calcext:value-type="float">
            <text:p>387,0603816</text:p>
          </table:table-cell>
          <table:table-cell table:style-name="ce2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2.3487835" calcext:value-type="float">
            <text:p>52,3487835</text:p>
          </table:table-cell>
          <table:table-cell office:value-type="float" office:value="53.5487416" calcext:value-type="float">
            <text:p>53,5487416</text:p>
          </table:table-cell>
          <table:table-cell office:value-type="float" office:value="56.52029955" calcext:value-type="float">
            <text:p>56,52029955</text:p>
          </table:table-cell>
          <table:table-cell office:value-type="float" office:value="53.79454555" calcext:value-type="float">
            <text:p>53,79454555</text:p>
          </table:table-cell>
          <table:table-cell office:value-type="float" office:value="55.1099214" calcext:value-type="float">
            <text:p>55,1099214</text:p>
          </table:table-cell>
          <table:table-cell office:value-type="float" office:value="56.362439" calcext:value-type="float">
            <text:p>56,362439</text:p>
          </table:table-cell>
          <table:table-cell office:value-type="float" office:value="51.000998" calcext:value-type="float">
            <text:p>51,000998</text:p>
          </table:table-cell>
          <table:table-cell office:value-type="float" office:value="55.4376654" calcext:value-type="float">
            <text:p>55,4376654</text:p>
          </table:table-cell>
          <table:table-cell office:value-type="float" office:value="48.8338073" calcext:value-type="float">
            <text:p>48,8338073</text:p>
          </table:table-cell>
          <table:table-cell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7.4404988" calcext:value-type="float">
            <text:p>57,4404988</text:p>
          </table:table-cell>
          <table:table-cell office:value-type="float" office:value="58.1543734" calcext:value-type="float">
            <text:p>58,1543734</text:p>
          </table:table-cell>
          <table:table-cell office:value-type="float" office:value="57.5017371" calcext:value-type="float">
            <text:p>57,5017371</text:p>
          </table:table-cell>
          <table:table-cell office:value-type="float" office:value="59.00969755" calcext:value-type="float">
            <text:p>59,00969755</text:p>
          </table:table-cell>
          <table:table-cell office:value-type="float" office:value="58.294381" calcext:value-type="float">
            <text:p>58,294381</text:p>
          </table:table-cell>
          <table:table-cell office:value-type="float" office:value="58.07814965" calcext:value-type="float">
            <text:p>58,07814965</text:p>
          </table:table-cell>
          <table:table-cell office:value-type="float" office:value="58.1635104" calcext:value-type="float">
            <text:p>58,1635104</text:p>
          </table:table-cell>
          <table:table-cell office:value-type="float" office:value="59.2961428" calcext:value-type="float">
            <text:p>59,2961428</text:p>
          </table:table-cell>
          <table:table-cell office:value-type="float" office:value="56.077904" calcext:value-type="float">
            <text:p>56,0779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.34997605" calcext:value-type="float">
            <text:p>51,34997605</text:p>
          </table:table-cell>
          <table:table-cell office:value-type="float" office:value="48.9937759" calcext:value-type="float">
            <text:p>48,9937759</text:p>
          </table:table-cell>
          <table:table-cell office:value-type="float" office:value="47.37577785" calcext:value-type="float">
            <text:p>47,37577785</text:p>
          </table:table-cell>
          <table:table-cell office:value-type="float" office:value="48.7148346" calcext:value-type="float">
            <text:p>48,7148346</text:p>
          </table:table-cell>
          <table:table-cell office:value-type="float" office:value="49.6900572" calcext:value-type="float">
            <text:p>49,6900572</text:p>
          </table:table-cell>
          <table:table-cell office:value-type="float" office:value="48.49796385" calcext:value-type="float">
            <text:p>48,49796385</text:p>
          </table:table-cell>
          <table:table-cell office:value-type="float" office:value="50.0415568" calcext:value-type="float">
            <text:p>50,0415568</text:p>
          </table:table-cell>
          <table:table-cell office:value-type="float" office:value="50.1554433" calcext:value-type="float">
            <text:p>50,1554433</text:p>
          </table:table-cell>
          <table:table-cell office:value-type="float" office:value="47.53706615" calcext:value-type="float">
            <text:p>47,537066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9.13331975" calcext:value-type="float">
            <text:p>69,13331975</text:p>
          </table:table-cell>
          <table:table-cell office:value-type="float" office:value="69.0664915" calcext:value-type="float">
            <text:p>69,0664915</text:p>
          </table:table-cell>
          <table:table-cell office:value-type="float" office:value="69.0220087" calcext:value-type="float">
            <text:p>69,0220087</text:p>
          </table:table-cell>
          <table:table-cell office:value-type="float" office:value="68.073804" calcext:value-type="float">
            <text:p>68,073804</text:p>
          </table:table-cell>
          <table:table-cell office:value-type="float" office:value="65.47992175" calcext:value-type="float">
            <text:p>65,47992175</text:p>
          </table:table-cell>
          <table:table-cell office:value-type="float" office:value="66.37807835" calcext:value-type="float">
            <text:p>66,37807835</text:p>
          </table:table-cell>
          <table:table-cell office:value-type="float" office:value="68.9120672" calcext:value-type="float">
            <text:p>68,9120672</text:p>
          </table:table-cell>
          <table:table-cell office:value-type="float" office:value="66.84603215" calcext:value-type="float">
            <text:p>66,84603215</text:p>
          </table:table-cell>
          <table:table-cell office:value-type="float" office:value="68.81066305" calcext:value-type="float">
            <text:p>68,810663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59.158207" calcext:value-type="float">
            <text:p>59,158207</text:p>
          </table:table-cell>
          <table:table-cell office:value-type="float" office:value="58.5731092" calcext:value-type="float">
            <text:p>58,5731092</text:p>
          </table:table-cell>
          <table:table-cell office:value-type="float" office:value="57.8221261" calcext:value-type="float">
            <text:p>57,8221261</text:p>
          </table:table-cell>
          <table:table-cell office:value-type="float" office:value="59.40374425" calcext:value-type="float">
            <text:p>59,40374425</text:p>
          </table:table-cell>
          <table:table-cell office:value-type="float" office:value="59.5079772" calcext:value-type="float">
            <text:p>59,5079772</text:p>
          </table:table-cell>
          <table:table-cell office:value-type="float" office:value="58.7532187" calcext:value-type="float">
            <text:p>58,7532187</text:p>
          </table:table-cell>
          <table:table-cell office:value-type="float" office:value="59.5975997" calcext:value-type="float">
            <text:p>59,5975997</text:p>
          </table:table-cell>
          <table:table-cell office:value-type="float" office:value="58.7045017" calcext:value-type="float">
            <text:p>58,7045017</text:p>
          </table:table-cell>
          <table:table-cell office:value-type="float" office:value="62.382548" calcext:value-type="float">
            <text:p>62,38254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SUM([.F15:.F26])" office:value-type="float" office:value="1836.68476325" calcext:value-type="float">
            <text:p>1836,68476325</text:p>
          </table:table-cell>
          <table:table-cell table:style-name="ce2" table:formula="of:=SUM([.G15:.G26])" office:value-type="float" office:value="1848.62064425" calcext:value-type="float">
            <text:p>1848,62064425</text:p>
          </table:table-cell>
          <table:table-cell table:style-name="ce2" table:formula="of:=SUM([.H15:.H26])" office:value-type="float" office:value="1834.56803335" calcext:value-type="float">
            <text:p>1834,56803335</text:p>
          </table:table-cell>
          <table:table-cell table:style-name="ce2" table:formula="of:=SUM([.I15:.I26])" office:value-type="float" office:value="1851.2104958" calcext:value-type="float">
            <text:p>1851,2104958</text:p>
          </table:table-cell>
          <table:table-cell table:style-name="ce2" table:formula="of:=SUM([.J15:.J26])" office:value-type="float" office:value="1851.7873014" calcext:value-type="float">
            <text:p>1851,7873014</text:p>
          </table:table-cell>
          <table:table-cell table:style-name="ce2" table:formula="of:=SUM([.K15:.K26])" office:value-type="float" office:value="1833.54835385" calcext:value-type="float">
            <text:p>1833,54835385</text:p>
          </table:table-cell>
          <table:table-cell table:style-name="ce2" table:formula="of:=SUM([.L15:.L26])" office:value-type="float" office:value="1831.36901075" calcext:value-type="float">
            <text:p>1831,36901075</text:p>
          </table:table-cell>
          <table:table-cell table:style-name="ce2" table:formula="of:=SUM([.M15:.M26])" office:value-type="float" office:value="1852.7953427" calcext:value-type="float">
            <text:p>1852,7953427</text:p>
          </table:table-cell>
          <table:table-cell table:style-name="ce2" table:formula="of:=SUM([.N15:.N26])" office:value-type="float" office:value="1847.9054656" calcext:value-type="float">
            <text:p>1847,9054656</text:p>
          </table:table-cell>
          <table:table-cell table:style-name="ce2"/>
        </table:table-row>
        <table:table-row table:style-name="ro1">
          <table:table-cell table:number-columns-repeated="5"/>
          <table:table-cell table:formula="of:=([.F27]/[.H27])*100" office:value-type="float" office:value="100.115380289066" calcext:value-type="float">
            <text:p>100,115380289066</text:p>
          </table:table-cell>
          <table:table-cell table:formula="of:=([.G27]/[.H27])*100" office:value-type="float" office:value="100.765990175591" calcext:value-type="float">
            <text:p>100,765990175591</text:p>
          </table:table-cell>
          <table:table-cell/>
          <table:table-cell table:formula="of:=([.I27]/[.K27])*100" office:value-type="float" office:value="100.963276584057" calcext:value-type="float">
            <text:p>100,963276584057</text:p>
          </table:table-cell>
          <table:table-cell table:formula="of:=([.J27]/[.K27])*100" office:value-type="float" office:value="100.994735018125" calcext:value-type="float">
            <text:p>100,994735018125</text:p>
          </table:table-cell>
          <table:table-cell table:number-columns-repeated="2"/>
          <table:table-cell table:formula="of:=([.M27]/[.L27])*100" office:value-type="float" office:value="101.169962570308" calcext:value-type="float">
            <text:p>101,169962570308</text:p>
          </table:table-cell>
          <table:table-cell table:formula="of:=([.N27]/[.L27])*100" office:value-type="float" office:value="100.902955917291" calcext:value-type="float">
            <text:p>100,90295591729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ethode sel</text:p>
          </table:table-cell>
          <table:table-cell table:style-name="ce5" office:value-type="string" calcext:value-type="string">
            <text:p>2 à 2</text:p>
          </table:table-cell>
          <table:table-cell table:style-name="ce5" office:value-type="string" calcext:value-type="string">
            <text:p>tri sous-pop</text:p>
          </table:table-cell>
          <table:table-cell/>
          <table:table-cell table:style-name="ce1" office:value-type="string" calcext:value-type="string">
            <text:p>methode mut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.3970791" calcext:value-type="float">
            <text:p>282,3970791</text:p>
          </table:table-cell>
          <table:table-cell office:value-type="float" office:value="221.97141105" calcext:value-type="float">
            <text:p>221,97141105</text:p>
          </table:table-cell>
          <table:table-cell table:number-columns-repeated="2"/>
          <table:table-cell office:value-type="float" office:value="279.2485715" calcext:value-type="float">
            <text:p>279,2485715</text:p>
          </table:table-cell>
          <table:table-cell office:value-type="float" office:value="269.2898366" calcext:value-type="float">
            <text:p>269,2898366</text:p>
          </table:table-cell>
          <table:table-cell office:value-type="float" office:value="288.121193" calcext:value-type="float">
            <text:p>288,121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.1315018" calcext:value-type="float">
            <text:p>278,1315018</text:p>
          </table:table-cell>
          <table:table-cell office:value-type="float" office:value="217.4650114" calcext:value-type="float">
            <text:p>217,4650114</text:p>
          </table:table-cell>
          <table:table-cell table:number-columns-repeated="2"/>
          <table:table-cell office:value-type="float" office:value="285.56091365" calcext:value-type="float">
            <text:p>285,56091365</text:p>
          </table:table-cell>
          <table:table-cell office:value-type="float" office:value="268.122528" calcext:value-type="float">
            <text:p>268,122528</text:p>
          </table:table-cell>
          <table:table-cell office:value-type="float" office:value="293.8447124" calcext:value-type="float">
            <text:p>293,8447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.1193866" calcext:value-type="float">
            <text:p>282,1193866</text:p>
          </table:table-cell>
          <table:table-cell office:value-type="float" office:value="218.4797742" calcext:value-type="float">
            <text:p>218,4797742</text:p>
          </table:table-cell>
          <table:table-cell table:number-columns-repeated="2"/>
          <table:table-cell office:value-type="float" office:value="277.03858915" calcext:value-type="float">
            <text:p>277,03858915</text:p>
          </table:table-cell>
          <table:table-cell office:value-type="float" office:value="264.99615685" calcext:value-type="float">
            <text:p>264,99615685</text:p>
          </table:table-cell>
          <table:table-cell office:value-type="float" office:value="293.0287956" calcext:value-type="float">
            <text:p>293,02879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.8303027" calcext:value-type="float">
            <text:p>263,8303027</text:p>
          </table:table-cell>
          <table:table-cell office:value-type="float" office:value="188.4710995" calcext:value-type="float">
            <text:p>188,4710995</text:p>
          </table:table-cell>
          <table:table-cell table:number-columns-repeated="2"/>
          <table:table-cell office:value-type="float" office:value="225.5362989" calcext:value-type="float">
            <text:p>225,5362989</text:p>
          </table:table-cell>
          <table:table-cell office:value-type="float" office:value="192.2717535" calcext:value-type="float">
            <text:p>192,2717535</text:p>
          </table:table-cell>
          <table:table-cell office:value-type="float" office:value="251.7852923" calcext:value-type="float">
            <text:p>251,78529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6.66687695" calcext:value-type="float">
            <text:p>266,66687695</text:p>
          </table:table-cell>
          <table:table-cell office:value-type="float" office:value="187.59256945" calcext:value-type="float">
            <text:p>187,59256945</text:p>
          </table:table-cell>
          <table:table-cell table:number-columns-repeated="2"/>
          <table:table-cell office:value-type="float" office:value="223.77618945" calcext:value-type="float">
            <text:p>223,77618945</text:p>
          </table:table-cell>
          <table:table-cell office:value-type="float" office:value="189.949941" calcext:value-type="float">
            <text:p>189,949941</text:p>
          </table:table-cell>
          <table:table-cell office:value-type="float" office:value="245.1182066" calcext:value-type="float">
            <text:p>245,11820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6.7919491" calcext:value-type="float">
            <text:p>266,7919491</text:p>
          </table:table-cell>
          <table:table-cell office:value-type="float" office:value="189.2221326" calcext:value-type="float">
            <text:p>189,2221326</text:p>
          </table:table-cell>
          <table:table-cell table:number-columns-repeated="2"/>
          <table:table-cell office:value-type="float" office:value="218.49857895" calcext:value-type="float">
            <text:p>218,49857895</text:p>
          </table:table-cell>
          <table:table-cell office:value-type="float" office:value="185.280527" calcext:value-type="float">
            <text:p>185,280527</text:p>
          </table:table-cell>
          <table:table-cell office:value-type="float" office:value="245.15035375" calcext:value-type="float">
            <text:p>245,15035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.6643139" calcext:value-type="float">
            <text:p>287,6643139</text:p>
          </table:table-cell>
          <table:table-cell office:value-type="float" office:value="244.7284262" calcext:value-type="float">
            <text:p>244,7284262</text:p>
          </table:table-cell>
          <table:table-cell table:number-columns-repeated="2"/>
          <table:table-cell office:value-type="float" office:value="65.80410445" calcext:value-type="float">
            <text:p>65,80410445</text:p>
          </table:table-cell>
          <table:table-cell office:value-type="float" office:value="57.8335206" calcext:value-type="float">
            <text:p>57,8335206</text:p>
          </table:table-cell>
          <table:table-cell office:value-type="float" office:value="70.94498285" calcext:value-type="float">
            <text:p>70,944982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6.27218925" calcext:value-type="float">
            <text:p>296,27218925</text:p>
          </table:table-cell>
          <table:table-cell office:value-type="float" office:value="244.7938882" calcext:value-type="float">
            <text:p>244,7938882</text:p>
          </table:table-cell>
          <table:table-cell table:number-columns-repeated="2"/>
          <table:table-cell office:value-type="float" office:value="62.8428566" calcext:value-type="float">
            <text:p>62,8428566</text:p>
          </table:table-cell>
          <table:table-cell office:value-type="float" office:value="60.7199421" calcext:value-type="float">
            <text:p>60,7199421</text:p>
          </table:table-cell>
          <table:table-cell office:value-type="float" office:value="68.432665" calcext:value-type="float">
            <text:p>68,432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.7711558" calcext:value-type="float">
            <text:p>289,7711558</text:p>
          </table:table-cell>
          <table:table-cell office:value-type="float" office:value="244.8776071" calcext:value-type="float">
            <text:p>244,8776071</text:p>
          </table:table-cell>
          <table:table-cell table:number-columns-repeated="2"/>
          <table:table-cell office:value-type="float" office:value="61.881484" calcext:value-type="float">
            <text:p>61,881484</text:p>
          </table:table-cell>
          <table:table-cell office:value-type="float" office:value="56.76479425" calcext:value-type="float">
            <text:p>56,76479425</text:p>
          </table:table-cell>
          <table:table-cell office:value-type="float" office:value="65.24314965" calcext:value-type="float">
            <text:p>65,24314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.654571" calcext:value-type="float">
            <text:p>64,654571</text:p>
          </table:table-cell>
          <table:table-cell office:value-type="float" office:value="51.52006655" calcext:value-type="float">
            <text:p>51,52006655</text:p>
          </table:table-cell>
          <table:table-cell table:number-columns-repeated="2"/>
          <table:table-cell office:value-type="float" office:value="53.210465" calcext:value-type="float">
            <text:p>53,210465</text:p>
          </table:table-cell>
          <table:table-cell office:value-type="float" office:value="48.5411994" calcext:value-type="float">
            <text:p>48,5411994</text:p>
          </table:table-cell>
          <table:table-cell office:value-type="float" office:value="62.99264515" calcext:value-type="float">
            <text:p>62,992645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.11889175" calcext:value-type="float">
            <text:p>65,11889175</text:p>
          </table:table-cell>
          <table:table-cell office:value-type="float" office:value="56.994886" calcext:value-type="float">
            <text:p>56,994886</text:p>
          </table:table-cell>
          <table:table-cell table:number-columns-repeated="2"/>
          <table:table-cell office:value-type="float" office:value="59.1660075" calcext:value-type="float">
            <text:p>59,1660075</text:p>
          </table:table-cell>
          <table:table-cell office:value-type="float" office:value="47.8152082" calcext:value-type="float">
            <text:p>47,8152082</text:p>
          </table:table-cell>
          <table:table-cell office:value-type="float" office:value="58.4185881" calcext:value-type="float">
            <text:p>58,4185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.5722288" calcext:value-type="float">
            <text:p>63,5722288</text:p>
          </table:table-cell>
          <table:table-cell office:value-type="float" office:value="55.9117222" calcext:value-type="float">
            <text:p>55,9117222</text:p>
          </table:table-cell>
          <table:table-cell table:number-columns-repeated="2"/>
          <table:table-cell office:value-type="float" office:value="57.3844062" calcext:value-type="float">
            <text:p>57,3844062</text:p>
          </table:table-cell>
          <table:table-cell office:value-type="float" office:value="49.9104745" calcext:value-type="float">
            <text:p>49,9104745</text:p>
          </table:table-cell>
          <table:table-cell office:value-type="float" office:value="57.24329725" calcext:value-type="float">
            <text:p>57,243297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.0899508" calcext:value-type="float">
            <text:p>55,0899508</text:p>
          </table:table-cell>
          <table:table-cell office:value-type="float" office:value="48.9673738" calcext:value-type="float">
            <text:p>48,9673738</text:p>
          </table:table-cell>
          <table:table-cell table:number-columns-repeated="2"/>
          <table:table-cell office:value-type="float" office:value="278.97109005" calcext:value-type="float">
            <text:p>278,97109005</text:p>
          </table:table-cell>
          <table:table-cell office:value-type="float" office:value="264.339356" calcext:value-type="float">
            <text:p>264,339356</text:p>
          </table:table-cell>
          <table:table-cell office:value-type="float" office:value="291.0204602" calcext:value-type="float">
            <text:p>291,02046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8611989" calcext:value-type="float">
            <text:p>58,8611989</text:p>
          </table:table-cell>
          <table:table-cell office:value-type="float" office:value="49.7434735" calcext:value-type="float">
            <text:p>49,7434735</text:p>
          </table:table-cell>
          <table:table-cell table:number-columns-repeated="2"/>
          <table:table-cell office:value-type="float" office:value="285.2212606" calcext:value-type="float">
            <text:p>285,2212606</text:p>
          </table:table-cell>
          <table:table-cell office:value-type="float" office:value="262.4939103" calcext:value-type="float">
            <text:p>262,4939103</text:p>
          </table:table-cell>
          <table:table-cell office:value-type="float" office:value="291.53895525" calcext:value-type="float">
            <text:p>291,538955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7688871" calcext:value-type="float">
            <text:p>54,7688871</text:p>
          </table:table-cell>
          <table:table-cell office:value-type="float" office:value="47.74207605" calcext:value-type="float">
            <text:p>47,74207605</text:p>
          </table:table-cell>
          <table:table-cell table:number-columns-repeated="2"/>
          <table:table-cell office:value-type="float" office:value="285.16797955" calcext:value-type="float">
            <text:p>285,16797955</text:p>
          </table:table-cell>
          <table:table-cell office:value-type="float" office:value="269.11180835" calcext:value-type="float">
            <text:p>269,11180835</text:p>
          </table:table-cell>
          <table:table-cell office:value-type="float" office:value="291.9009539" calcext:value-type="float">
            <text:p>291,90095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.21658805" calcext:value-type="float">
            <text:p>68,21658805</text:p>
          </table:table-cell>
          <table:table-cell office:value-type="float" office:value="60.7833285" calcext:value-type="float">
            <text:p>60,7833285</text:p>
          </table:table-cell>
          <table:table-cell table:number-columns-repeated="2"/>
          <table:table-cell office:value-type="float" office:value="218.9378808" calcext:value-type="float">
            <text:p>218,9378808</text:p>
          </table:table-cell>
          <table:table-cell office:value-type="float" office:value="183.38366565" calcext:value-type="float">
            <text:p>183,38366565</text:p>
          </table:table-cell>
          <table:table-cell office:value-type="float" office:value="248.3405262" calcext:value-type="float">
            <text:p>248,34052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.343125" calcext:value-type="float">
            <text:p>68,343125</text:p>
          </table:table-cell>
          <table:table-cell office:value-type="float" office:value="57.7263977" calcext:value-type="float">
            <text:p>57,7263977</text:p>
          </table:table-cell>
          <table:table-cell table:number-columns-repeated="2"/>
          <table:table-cell office:value-type="float" office:value="218.8069683" calcext:value-type="float">
            <text:p>218,8069683</text:p>
          </table:table-cell>
          <table:table-cell office:value-type="float" office:value="186.7634934" calcext:value-type="float">
            <text:p>186,7634934</text:p>
          </table:table-cell>
          <table:table-cell office:value-type="float" office:value="246.18857375" calcext:value-type="float">
            <text:p>246,18857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.62239715" calcext:value-type="float">
            <text:p>68,62239715</text:p>
          </table:table-cell>
          <table:table-cell office:value-type="float" office:value="59.79970035" calcext:value-type="float">
            <text:p>59,79970035</text:p>
          </table:table-cell>
          <table:table-cell table:number-columns-repeated="2"/>
          <table:table-cell office:value-type="float" office:value="223.50571145" calcext:value-type="float">
            <text:p>223,50571145</text:p>
          </table:table-cell>
          <table:table-cell office:value-type="float" office:value="191.08055385" calcext:value-type="float">
            <text:p>191,08055385</text:p>
          </table:table-cell>
          <table:table-cell office:value-type="float" office:value="247.3651396" calcext:value-type="float">
            <text:p>247,3651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4.5732541" calcext:value-type="float">
            <text:p>284,5732541</text:p>
          </table:table-cell>
          <table:table-cell office:value-type="float" office:value="223.499902" calcext:value-type="float">
            <text:p>223,499902</text:p>
          </table:table-cell>
          <table:table-cell table:number-columns-repeated="2"/>
          <table:table-cell office:value-type="float" office:value="60.9396702" calcext:value-type="float">
            <text:p>60,9396702</text:p>
          </table:table-cell>
          <table:table-cell office:value-type="float" office:value="57.4551482" calcext:value-type="float">
            <text:p>57,4551482</text:p>
          </table:table-cell>
          <table:table-cell office:value-type="float" office:value="68.08593115" calcext:value-type="float">
            <text:p>68,085931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.90826945" calcext:value-type="float">
            <text:p>278,90826945</text:p>
          </table:table-cell>
          <table:table-cell office:value-type="float" office:value="222.92946175" calcext:value-type="float">
            <text:p>222,92946175</text:p>
          </table:table-cell>
          <table:table-cell table:number-columns-repeated="2"/>
          <table:table-cell office:value-type="float" office:value="65.906434" calcext:value-type="float">
            <text:p>65,906434</text:p>
          </table:table-cell>
          <table:table-cell office:value-type="float" office:value="57.02061415" calcext:value-type="float">
            <text:p>57,02061415</text:p>
          </table:table-cell>
          <table:table-cell office:value-type="float" office:value="67.67525535" calcext:value-type="float">
            <text:p>67,675255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.4427184" calcext:value-type="float">
            <text:p>278,4427184</text:p>
          </table:table-cell>
          <table:table-cell office:value-type="float" office:value="225.7980848" calcext:value-type="float">
            <text:p>225,7980848</text:p>
          </table:table-cell>
          <table:table-cell table:number-columns-repeated="2"/>
          <table:table-cell office:value-type="float" office:value="63.219843" calcext:value-type="float">
            <text:p>63,219843</text:p>
          </table:table-cell>
          <table:table-cell office:value-type="float" office:value="57.423692" calcext:value-type="float">
            <text:p>57,423692</text:p>
          </table:table-cell>
          <table:table-cell office:value-type="float" office:value="69.8925958" calcext:value-type="float">
            <text:p>69,89259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.0311842" calcext:value-type="float">
            <text:p>263,0311842</text:p>
          </table:table-cell>
          <table:table-cell office:value-type="float" office:value="188.7585578" calcext:value-type="float">
            <text:p>188,7585578</text:p>
          </table:table-cell>
          <table:table-cell table:number-columns-repeated="2"/>
          <table:table-cell office:value-type="float" office:value="56.03171525" calcext:value-type="float">
            <text:p>56,03171525</text:p>
          </table:table-cell>
          <table:table-cell office:value-type="float" office:value="48.95582155" calcext:value-type="float">
            <text:p>48,95582155</text:p>
          </table:table-cell>
          <table:table-cell office:value-type="float" office:value="61.3157175" calcext:value-type="float">
            <text:p>61,3157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.99040065" calcext:value-type="float">
            <text:p>267,99040065</text:p>
          </table:table-cell>
          <table:table-cell office:value-type="float" office:value="189.9120579" calcext:value-type="float">
            <text:p>189,9120579</text:p>
          </table:table-cell>
          <table:table-cell table:number-columns-repeated="2"/>
          <table:table-cell office:value-type="float" office:value="55.4066392" calcext:value-type="float">
            <text:p>55,4066392</text:p>
          </table:table-cell>
          <table:table-cell office:value-type="float" office:value="48.39785425" calcext:value-type="float">
            <text:p>48,39785425</text:p>
          </table:table-cell>
          <table:table-cell office:value-type="float" office:value="60.6507848" calcext:value-type="float">
            <text:p>60,65078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4.4635517" calcext:value-type="float">
            <text:p>264,4635517</text:p>
          </table:table-cell>
          <table:table-cell office:value-type="float" office:value="190.6716754" calcext:value-type="float">
            <text:p>190,6716754</text:p>
          </table:table-cell>
          <table:table-cell table:number-columns-repeated="2"/>
          <table:table-cell office:value-type="float" office:value="52.9947138" calcext:value-type="float">
            <text:p>52,9947138</text:p>
          </table:table-cell>
          <table:table-cell office:value-type="float" office:value="48.20849275" calcext:value-type="float">
            <text:p>48,20849275</text:p>
          </table:table-cell>
          <table:table-cell office:value-type="float" office:value="62.05127735" calcext:value-type="float">
            <text:p>62,05127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.836479" calcext:value-type="float">
            <text:p>283,836479</text:p>
          </table:table-cell>
          <table:table-cell office:value-type="float" office:value="243.12255705" calcext:value-type="float">
            <text:p>243,12255705</text:p>
          </table:table-cell>
          <table:table-cell table:number-columns-repeated="2"/>
          <table:table-cell office:value-type="float" office:value="282.25026735" calcext:value-type="float">
            <text:p>282,25026735</text:p>
          </table:table-cell>
          <table:table-cell office:value-type="float" office:value="263.1705338" calcext:value-type="float">
            <text:p>263,1705338</text:p>
          </table:table-cell>
          <table:table-cell office:value-type="float" office:value="291.8247772" calcext:value-type="float">
            <text:p>291,82477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.6702626" calcext:value-type="float">
            <text:p>294,6702626</text:p>
          </table:table-cell>
          <table:table-cell office:value-type="float" office:value="246.08809145" calcext:value-type="float">
            <text:p>246,08809145</text:p>
          </table:table-cell>
          <table:table-cell table:number-columns-repeated="2"/>
          <table:table-cell office:value-type="float" office:value="285.19443605" calcext:value-type="float">
            <text:p>285,19443605</text:p>
          </table:table-cell>
          <table:table-cell office:value-type="float" office:value="263.0468103" calcext:value-type="float">
            <text:p>263,0468103</text:p>
          </table:table-cell>
          <table:table-cell office:value-type="float" office:value="295.12728285" calcext:value-type="float">
            <text:p>295,127282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.55607425" calcext:value-type="float">
            <text:p>291,55607425</text:p>
          </table:table-cell>
          <table:table-cell office:value-type="float" office:value="245.8204998" calcext:value-type="float">
            <text:p>245,8204998</text:p>
          </table:table-cell>
          <table:table-cell table:number-columns-repeated="2"/>
          <table:table-cell office:value-type="float" office:value="282.1459979" calcext:value-type="float">
            <text:p>282,1459979</text:p>
          </table:table-cell>
          <table:table-cell office:value-type="float" office:value="261.24531435" calcext:value-type="float">
            <text:p>261,24531435</text:p>
          </table:table-cell>
          <table:table-cell office:value-type="float" office:value="293.1750295" calcext:value-type="float">
            <text:p>293,17502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.9330616" calcext:value-type="float">
            <text:p>64,9330616</text:p>
          </table:table-cell>
          <table:table-cell office:value-type="float" office:value="49.57295505" calcext:value-type="float">
            <text:p>49,57295505</text:p>
          </table:table-cell>
          <table:table-cell table:number-columns-repeated="2"/>
          <table:table-cell office:value-type="float" office:value="226.43625715" calcext:value-type="float">
            <text:p>226,43625715</text:p>
          </table:table-cell>
          <table:table-cell office:value-type="float" office:value="188.7849607" calcext:value-type="float">
            <text:p>188,7849607</text:p>
          </table:table-cell>
          <table:table-cell office:value-type="float" office:value="246.02533085" calcext:value-type="float">
            <text:p>246,025330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.519355" calcext:value-type="float">
            <text:p>65,519355</text:p>
          </table:table-cell>
          <table:table-cell office:value-type="float" office:value="53.0325024" calcext:value-type="float">
            <text:p>53,0325024</text:p>
          </table:table-cell>
          <table:table-cell table:number-columns-repeated="2"/>
          <table:table-cell office:value-type="float" office:value="221.685877" calcext:value-type="float">
            <text:p>221,685877</text:p>
          </table:table-cell>
          <table:table-cell office:value-type="float" office:value="190.1308967" calcext:value-type="float">
            <text:p>190,1308967</text:p>
          </table:table-cell>
          <table:table-cell office:value-type="float" office:value="245.5647823" calcext:value-type="float">
            <text:p>245,56478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584123" calcext:value-type="float">
            <text:p>62,584123</text:p>
          </table:table-cell>
          <table:table-cell office:value-type="float" office:value="56.0548497" calcext:value-type="float">
            <text:p>56,0548497</text:p>
          </table:table-cell>
          <table:table-cell table:number-columns-repeated="2"/>
          <table:table-cell office:value-type="float" office:value="228.984477" calcext:value-type="float">
            <text:p>228,984477</text:p>
          </table:table-cell>
          <table:table-cell office:value-type="float" office:value="188.4238154" calcext:value-type="float">
            <text:p>188,4238154</text:p>
          </table:table-cell>
          <table:table-cell office:value-type="float" office:value="245.07734295" calcext:value-type="float">
            <text:p>245,077342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.1387687" calcext:value-type="float">
            <text:p>59,1387687</text:p>
          </table:table-cell>
          <table:table-cell office:value-type="float" office:value="48.3087834" calcext:value-type="float">
            <text:p>48,3087834</text:p>
          </table:table-cell>
          <table:table-cell table:number-columns-repeated="2"/>
          <table:table-cell office:value-type="float" office:value="63.9708025" calcext:value-type="float">
            <text:p>63,9708025</text:p>
          </table:table-cell>
          <table:table-cell office:value-type="float" office:value="60.7172155" calcext:value-type="float">
            <text:p>60,7172155</text:p>
          </table:table-cell>
          <table:table-cell office:value-type="float" office:value="68.34040375" calcext:value-type="float">
            <text:p>68,3404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2554648" calcext:value-type="float">
            <text:p>57,2554648</text:p>
          </table:table-cell>
          <table:table-cell office:value-type="float" office:value="49.6675564" calcext:value-type="float">
            <text:p>49,6675564</text:p>
          </table:table-cell>
          <table:table-cell table:number-columns-repeated="2"/>
          <table:table-cell office:value-type="float" office:value="63.30223835" calcext:value-type="float">
            <text:p>63,30223835</text:p>
          </table:table-cell>
          <table:table-cell office:value-type="float" office:value="58.0849636" calcext:value-type="float">
            <text:p>58,0849636</text:p>
          </table:table-cell>
          <table:table-cell office:value-type="float" office:value="67.6783903" calcext:value-type="float">
            <text:p>67,6783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78606" calcext:value-type="float">
            <text:p>58,78606</text:p>
          </table:table-cell>
          <table:table-cell office:value-type="float" office:value="48.3937946" calcext:value-type="float">
            <text:p>48,3937946</text:p>
          </table:table-cell>
          <table:table-cell table:number-columns-repeated="2"/>
          <table:table-cell office:value-type="float" office:value="62.68661895" calcext:value-type="float">
            <text:p>62,68661895</text:p>
          </table:table-cell>
          <table:table-cell office:value-type="float" office:value="58.925846" calcext:value-type="float">
            <text:p>58,925846</text:p>
          </table:table-cell>
          <table:table-cell office:value-type="float" office:value="69.112354" calcext:value-type="float">
            <text:p>69,1123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.6832272" calcext:value-type="float">
            <text:p>64,6832272</text:p>
          </table:table-cell>
          <table:table-cell office:value-type="float" office:value="57.92531335" calcext:value-type="float">
            <text:p>57,92531335</text:p>
          </table:table-cell>
          <table:table-cell table:number-columns-repeated="2"/>
          <table:table-cell office:value-type="float" office:value="56.8960376" calcext:value-type="float">
            <text:p>56,8960376</text:p>
          </table:table-cell>
          <table:table-cell office:value-type="float" office:value="47.6039804" calcext:value-type="float">
            <text:p>47,6039804</text:p>
          </table:table-cell>
          <table:table-cell office:value-type="float" office:value="60.8696015" calcext:value-type="float">
            <text:p>60,8696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.9862684" calcext:value-type="float">
            <text:p>70,9862684</text:p>
          </table:table-cell>
          <table:table-cell office:value-type="float" office:value="59.2331159" calcext:value-type="float">
            <text:p>59,2331159</text:p>
          </table:table-cell>
          <table:table-cell table:number-columns-repeated="2"/>
          <table:table-cell office:value-type="float" office:value="55.61377465" calcext:value-type="float">
            <text:p>55,61377465</text:p>
          </table:table-cell>
          <table:table-cell office:value-type="float" office:value="48.6387308" calcext:value-type="float">
            <text:p>48,6387308</text:p>
          </table:table-cell>
          <table:table-cell office:value-type="float" office:value="60.56480545" calcext:value-type="float">
            <text:p>60,564805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.206645" calcext:value-type="float">
            <text:p>70,206645</text:p>
          </table:table-cell>
          <table:table-cell office:value-type="float" office:value="60.1458369" calcext:value-type="float">
            <text:p>60,1458369</text:p>
          </table:table-cell>
          <table:table-cell table:number-columns-repeated="2"/>
          <table:table-cell office:value-type="float" office:value="52.74211225" calcext:value-type="float">
            <text:p>52,74211225</text:p>
          </table:table-cell>
          <table:table-cell office:value-type="float" office:value="49.6993751" calcext:value-type="float">
            <text:p>49,6993751</text:p>
          </table:table-cell>
          <table:table-cell office:value-type="float" office:value="59.6972433" calcext:value-type="float">
            <text:p>59,69724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.7281004" calcext:value-type="float">
            <text:p>280,7281004</text:p>
          </table:table-cell>
          <table:table-cell office:value-type="float" office:value="225.886015" calcext:value-type="float">
            <text:p>225,886015</text:p>
          </table:table-cell>
          <table:table-cell table:number-columns-repeated="2"/>
          <table:table-cell table:style-name="ce2" table:formula="of:=SUM([.F31:.F66])" office:value-type="float" office:value="5616.9672683" calcext:value-type="float">
            <text:p>5616,9672683</text:p>
          </table:table-cell>
          <table:table-cell table:style-name="ce2" table:formula="of:=SUM([.G31:.G66])" office:value-type="float" office:value="5044.6027351" calcext:value-type="float">
            <text:p>5044,6027351</text:p>
          </table:table-cell>
          <table:table-cell table:style-name="ce2" table:formula="of:=SUM([.H31:.H66])" office:value-type="float" office:value="6009.40739645" calcext:value-type="float">
            <text:p>6009,40739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.2415878" calcext:value-type="float">
            <text:p>280,2415878</text:p>
          </table:table-cell>
          <table:table-cell office:value-type="float" office:value="226.47899465" calcext:value-type="float">
            <text:p>226,47899465</text:p>
          </table:table-cell>
          <table:table-cell table:number-columns-repeated="2"/>
          <table:table-cell table:formula="of:=([.F67]/[.G67])*100" office:value-type="float" office:value="111.346077446645" calcext:value-type="float">
            <text:p>111,346077446645</text:p>
          </table:table-cell>
          <table:table-cell/>
          <table:table-cell table:formula="of:=([.H67]/[.G67])*100" office:value-type="float" office:value="119.125483452581" calcext:value-type="float">
            <text:p>119,125483452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.22220895" calcext:value-type="float">
            <text:p>278,22220895</text:p>
          </table:table-cell>
          <table:table-cell office:value-type="float" office:value="221.9841825" calcext:value-type="float">
            <text:p>221,9841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.3159441" calcext:value-type="float">
            <text:p>263,3159441</text:p>
          </table:table-cell>
          <table:table-cell office:value-type="float" office:value="190.76545235" calcext:value-type="float">
            <text:p>190,765452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.55736705" calcext:value-type="float">
            <text:p>266,55736705</text:p>
          </table:table-cell>
          <table:table-cell office:value-type="float" office:value="187.7651181" calcext:value-type="float">
            <text:p>187,7651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.48422815" calcext:value-type="float">
            <text:p>259,48422815</text:p>
          </table:table-cell>
          <table:table-cell office:value-type="float" office:value="190.7123184" calcext:value-type="float">
            <text:p>190,7123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.75884305" calcext:value-type="float">
            <text:p>291,75884305</text:p>
          </table:table-cell>
          <table:table-cell office:value-type="float" office:value="245.19726395" calcext:value-type="float">
            <text:p>245,197263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.5360488" calcext:value-type="float">
            <text:p>290,5360488</text:p>
          </table:table-cell>
          <table:table-cell office:value-type="float" office:value="246.3474856" calcext:value-type="float">
            <text:p>246,34748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.61097005" calcext:value-type="float">
            <text:p>288,61097005</text:p>
          </table:table-cell>
          <table:table-cell office:value-type="float" office:value="246.95076025" calcext:value-type="float">
            <text:p>246,95076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10910425" calcext:value-type="float">
            <text:p>64,10910425</text:p>
          </table:table-cell>
          <table:table-cell office:value-type="float" office:value="53.5883538" calcext:value-type="float">
            <text:p>53,58835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1650349" calcext:value-type="float">
            <text:p>63,1650349</text:p>
          </table:table-cell>
          <table:table-cell office:value-type="float" office:value="54.689448" calcext:value-type="float">
            <text:p>54,689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.3605358" calcext:value-type="float">
            <text:p>66,3605358</text:p>
          </table:table-cell>
          <table:table-cell office:value-type="float" office:value="55.6884915" calcext:value-type="float">
            <text:p>55,6884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791935" calcext:value-type="float">
            <text:p>55,791935</text:p>
          </table:table-cell>
          <table:table-cell office:value-type="float" office:value="49.28666755" calcext:value-type="float">
            <text:p>49,286667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22627095" calcext:value-type="float">
            <text:p>55,22627095</text:p>
          </table:table-cell>
          <table:table-cell office:value-type="float" office:value="48.315354" calcext:value-type="float">
            <text:p>48,3153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72284095" calcext:value-type="float">
            <text:p>58,72284095</text:p>
          </table:table-cell>
          <table:table-cell office:value-type="float" office:value="49.0330598" calcext:value-type="float">
            <text:p>49,03305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.45526515" calcext:value-type="float">
            <text:p>67,45526515</text:p>
          </table:table-cell>
          <table:table-cell office:value-type="float" office:value="57.8663219" calcext:value-type="float">
            <text:p>57,86632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.0939808" calcext:value-type="float">
            <text:p>69,0939808</text:p>
          </table:table-cell>
          <table:table-cell office:value-type="float" office:value="59.6011005" calcext:value-type="float">
            <text:p>59,6011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9779569" calcext:value-type="float">
            <text:p>68,9779569</text:p>
          </table:table-cell>
          <table:table-cell office:value-type="float" office:value="59.287835" calcext:value-type="float">
            <text:p>59,287835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SUM([.B31:.B84])" office:value-type="float" office:value="9230.81598485" calcext:value-type="float">
            <text:p>9230,81598485</text:p>
          </table:table-cell>
          <table:table-cell table:style-name="ce2" table:formula="of:=SUM([.C31:.C84])" office:value-type="float" office:value="7375.17076285" calcext:value-type="float">
            <text:p>7375,17076285</text:p>
          </table:table-cell>
          <table:table-cell table:number-columns-repeated="12"/>
        </table:table-row>
        <table:table-row table:style-name="ro1">
          <table:table-cell/>
          <table:table-cell table:formula="of:=([.B85]/[.C85])*100" office:value-type="float" office:value="125.160708567552" calcext:value-type="float">
            <text:p>125,16070856755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0:45:13.319240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3T10:50:08.851288935</dc:date>
    <meta:editing-duration>PT56M29S</meta:editing-duration>
    <meta:editing-cycles>8</meta:editing-cycles>
    <meta:generator>LibreOffice/7.0.4.2$Linux_X86_64 LibreOffice_project/00$Build-2</meta:generator>
    <meta:document-statistic meta:table-count="1" meta:cell-count="455" meta:object-count="0"/>
  </office:meta>
</office:document-meta>
</file>